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7c04" officeooo:paragraph-rsid="00187c04"/>
    </style:style>
    <style:style style:name="P2" style:family="paragraph" style:parent-style-name="Standard">
      <style:text-properties fo:language="en" fo:country="US" officeooo:rsid="00187c04" officeooo:paragraph-rsid="00187c04"/>
    </style:style>
    <style:style style:name="P3" style:family="paragraph" style:parent-style-name="Standard">
      <style:text-properties fo:language="en" fo:country="US" officeooo:rsid="0019fdba" officeooo:paragraph-rsid="0019fd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ΙΣΤΟΣΕΛΙΔΑ 3ου ΔΗΜΤΙΚΟΥ ΣΧΟΛΕΙΟΥ ΧΟΛΑΡΓΟΥ</text:p>
      <text:p text:style-name="P1"/>
      <text:p text:style-name="P1"><text:a xlink:type="simple" xlink:href="https://3o-dhmotiko-ch.github.io/" text:style-name="Internet_20_link" text:visited-style-name="Visited_20_Internet_20_Link">https://3o-dhmotiko-ch.github.io/</text:a></text:p>
      <text:p text:style-name="P1"/>
      <text:p text:style-name="P1"/>
      <text:p text:style-name="P1">ΑΡΧΕΙΑ</text:p>
      <text:p text:style-name="P1"/>
      <text:p text:style-name="P1"><text:a xlink:type="simple" xlink:href="https://github.com/3o-DHMOTIKO-CH/3o-DHMOTIKO-CH.github.io" text:style-name="Internet_20_link" text:visited-style-name="Visited_20_Internet_20_Link">https://github.com/3o-DHMOTIKO-CH/3o-DHMOTIKO-CH.github.io</text:a></text:p>
      <text:p text:style-name="P1"/>
      <text:p text:style-name="P2"><text:a xlink:type="simple" xlink:href="mailto:ntrac@central.ntua.gr" text:style-name="Internet_20_link" text:visited-style-name="Visited_20_Internet_20_Link">ntrac@central.ntua.gr</text:a></text:p>
      <text:p text:style-name="P3">git_TRACAS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07T19:11:03.779000000</meta:creation-date>
    <dc:date>2025-01-14T19:33:43.431000000</dc:date>
    <meta:editing-duration>PT57M39S</meta:editing-duration>
    <meta:editing-cycles>2</meta:editing-cycles>
    <meta:generator>LibreOffice/5.3.7.2$Windows_X86_64 LibreOffice_project/6b8ed514a9f8b44d37a1b96673cbbdd077e24059</meta:generator>
    <meta:document-statistic meta:table-count="0" meta:image-count="0" meta:object-count="0" meta:page-count="1" meta:paragraph-count="6" meta:word-count="10" meta:character-count="171" meta:non-whitespace-character-count="167"/>
  </office:meta>
</office:document-meta>
</file>